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95cm" fo:margin-left="0cm" fo:margin-right="-0.044cm" table:align="margins" fo:background-color="transparent">
        <style:background-image/>
      </style:table-properties>
    </style:style>
    <style:style style:name="Tableau1.A" style:family="table-column">
      <style:table-column-properties style:column-width="4.39cm" style:rel-column-width="31290*"/>
    </style:style>
    <style:style style:name="Tableau1.B" style:family="table-column">
      <style:table-column-properties style:column-width="4.805cm" style:rel-column-width="342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" fo:padding="0cm" fo:border="none"/>
    </style:style>
    <style:style style:name="Tableau1.B1" style:family="table-cell">
      <style:table-cell-properties style:vertical-align="middle" fo:padding="0cm" fo:border="none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M_20_page_20_impaire_20__28_D_29_">
      <style:text-properties officeooo:rsid="0101a5c8" officeooo:paragraph-rsid="0101a5c8"/>
    </style:style>
    <style:style style:name="P4" style:family="paragraph" style:parent-style-name="_5f_Header_20_M_20_page_20_paire_20__28_G_29_">
      <style:text-properties officeooo:rsid="0101a5c8" officeooo:paragraph-rsid="0101a5c8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D_20_page_20_paire_20__28_G_29_">
      <style:text-properties officeooo:rsid="0101821f" officeooo:paragraph-rsid="0101821f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paire_20__28_G_29_">
      <style:text-properties officeooo:paragraph-rsid="00fe4814"/>
    </style:style>
    <style:style style:name="P9" style:family="paragraph" style:parent-style-name="_5f_Header_20_G_20_page_20_paire_20__28_G_29_">
      <style:text-properties officeooo:rsid="00fbc68f" officeooo:paragraph-rsid="00fbc68f"/>
    </style:style>
    <style:style style:name="P10" style:family="paragraph" style:parent-style-name="_5f_Header_20_G_20_page_20_paire_20__28_G_29_">
      <style:text-properties officeooo:rsid="00ff3616" officeooo:paragraph-rsid="00ff3616"/>
    </style:style>
    <style:style style:name="P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12" style:family="paragraph" style:parent-style-name="_5f_Paragraphe">
      <loext:graphic-properties draw:fill="none"/>
      <style:paragraph-properties fo:margin-left="-0.101cm" fo:margin-right="0.199cm" fo:margin-top="0.101cm" fo:margin-bottom="0.101cm" style:contextual-spacing="false" fo:text-align="start" style:justify-single-word="false" fo:orphans="0" fo:widows="0" fo:hyphenation-ladder-count="no-limit" fo:text-indent="0cm" style:auto-text-indent="false" fo:background-color="transparent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_5f_Paragraphe_5f_Réponse_5f_Pointillés_5f_Grisés">
      <loext:graphic-properties draw:fill="none"/>
      <style:paragraph-properties fo:margin-left="-0.101cm" fo:margin-right="0.101cm" fo:margin-top="0.101cm" fo:margin-bottom="0.101cm" style:contextual-spacing="false" fo:line-height="0.7cm" fo:text-align="start" style:justify-single-word="false" fo:text-indent="0cm" style:auto-text-indent="false" fo:background-color="transparent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P1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/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1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2" style:family="paragraph" style:parent-style-name="_5f_Footer_20_page_20_paire_20__28_G_29_">
      <style:text-properties officeooo:paragraph-rsid="013b50d8"/>
    </style:style>
    <style:style style:name="P23" style:family="paragraph" style:parent-style-name="_5f_Footer_20_page_20_paire_20__28_G_29_">
      <style:text-properties officeooo:paragraph-rsid="01397109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36347"/>
    </style:style>
    <style:style style:name="P26" style:family="paragraph" style:parent-style-name="_5f_Footer_20_page_20_paire_20__28_G_29_">
      <style:text-properties officeooo:paragraph-rsid="01316a8b"/>
    </style:style>
    <style:style style:name="P27" style:family="paragraph" style:parent-style-name="_5f_Footer_20_page_20_paire_20__28_G_29_"/>
    <style:style style:name="P28" style:family="paragraph" style:parent-style-name="_5f_Header_20_G_20_page_20_impaire_20__28_D_29_">
      <style:text-properties fo:font-variant="small-caps" fo:color="#1ca2b8" loext:opacity="100%" style:font-name="Bitstream Vera Sans3" fo:font-size="16pt" fo:font-style="normal" fo:text-shadow="none" fo:font-weight="bold" officeooo:rsid="00fc60e2" officeooo:paragraph-rsid="00fc60e2"/>
    </style:style>
    <style:style style:name="P29" style:family="paragraph" style:parent-style-name="_5f_Header_20_G_20_page_20_paire_20__28_G_29_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0ff1fa1" officeooo:paragraph-rsid="00ff1fa1"/>
    </style:style>
    <style:style style:name="P30" style:family="paragraph" style:parent-style-name="_5f_Paragraphe">
      <style:paragraph-properties fo:margin-top="0.101cm" fo:margin-bottom="0cm" style:contextual-spacing="false"/>
    </style:style>
    <style:style style:name="P31" style:family="paragraph" style:parent-style-name="_5f_Paragraphe_5f_Réponse_5f_Elève" style:list-style-name="_5f_Numérotation_20_des_20_exercices">
      <style:text-properties officeooo:paragraph-rsid="00cb8d80"/>
    </style:style>
    <style:style style:name="P32" style:family="paragraph" style:parent-style-name="_5f_Paragraphe_5f_Réponse_5f_Elève">
      <style:text-properties officeooo:paragraph-rsid="00c9c3ad"/>
    </style:style>
    <style:style style:name="P33" style:family="paragraph" style:parent-style-name="_5f_Paragraphe_5f_Réponse_5f_Elève">
      <style:text-properties officeooo:paragraph-rsid="00cb3dfd"/>
    </style:style>
    <style:style style:name="P34" style:family="paragraph" style:parent-style-name="_5f_Paragraphe_5f_Réponse_5f_Elève">
      <style:text-properties officeooo:paragraph-rsid="00cb8d80"/>
    </style:style>
    <style:style style:name="P35" style:family="paragraph" style:parent-style-name="_5f_Paragraphe_5f_avec_5f_Num_5f_Question" style:list-style-name="_5f_Numérotation_20_des_20_exercices"/>
    <style:style style:name="P36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margin-top="0.199cm" fo:margin-bottom="0.101cm" style:contextual-spacing="false" fo:text-align="justify" style:justify-single-word="false" fo:text-indent="0cm" style:auto-text-indent="false" fo:background-color="transparent" text:number-lines="true" text:line-number="0"/>
    </style:style>
    <style:style style:name="P37" style:family="paragraph" style:parent-style-name="_5f_Premier_5f_Titre_5f_Exercices_5f_avec_5f_Num_5f_Exo_5f_sans_5f_Titre" style:list-style-name="_5f_Numérotation_20_des_20_exercices"/>
    <style:style style:name="P38" style:family="paragraph" style:parent-style-name="_5f_Titre_5f_Exercices_5f_avec_5f_Titre" style:list-style-name="_5f_Numérotation_20_des_20_exercices"/>
    <style:style style:name="P39" style:family="paragraph" style:parent-style-name="_5f_Titre_5f_Exercices_5f_avec_5f_Titre" style:list-style-name="_5f_Numérotation_20_des_20_exercices">
      <style:text-properties officeooo:paragraph-rsid="00cb8d80"/>
    </style:style>
    <style:style style:name="P40" style:family="paragraph" style:parent-style-name="_5f_Titre_5f_Exercices_5f_sans_5f_Titre" style:list-style-name="_5f_Numérotation_20_des_20_exercices"/>
    <style:style style:name="P41" style:family="paragraph" style:parent-style-name="_5f_Titre_5f_Exercices_5f_sans_5f_Titre" style:list-style-name="_5f_Numérotation_20_des_20_exercices" style:master-page-name="SERIE_5f_Geometrie_5f_CLR_5f_1ca2b8_5f_2col">
      <style:paragraph-properties fo:text-align="start" style:justify-single-word="false" style:page-number="auto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solid" draw:fill-color="#7fb241"/>
    </style:style>
    <style:style style:name="P45" style:family="paragraph">
      <loext:graphic-properties draw:fill="solid" draw:fill-color="#9d0f89"/>
    </style:style>
    <style:style style:name="P46" style:family="paragraph">
      <loext:graphic-properties draw:fill="solid" draw:fill-color="#1ca2b8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4" style:family="paragraph">
      <loext:graphic-properties draw:fill="solid" draw:fill-color="#d7e12c"/>
    </style:style>
    <style:style style:name="P5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officeooo:rsid="00cb3dfd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officeooo:rsid="00c9c3a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cb3dfd"/>
    </style:style>
    <style:style style:name="T13" style:family="text">
      <style:text-properties fo:font-weight="normal" style:font-weight-asian="normal" style:font-weight-complex="normal"/>
    </style:style>
    <style:style style:name="T14" style:family="text"/>
    <style:style style:name="T1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6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1.027cm" fo:min-width="8.204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8.2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79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852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879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svg:stroke-width="0.019cm" svg:stroke-color="#000000" draw:marker-start-width="0.199cm" draw:marker-start-center="false" draw:marker-end-width="0.19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236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222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319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32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3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22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415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0.18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4" style:family="graphic">
      <style:graphic-properties draw:stroke="none" draw:fill="solid" draw:fill-color="#1ca2b8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6996833" text:style-name="_5f_Numérotation_20_des_20_exercices">
        <text:list-item>
          <text:h text:style-name="P41" text:outline-level="1"><text:span text:style-name="_5f_Caractères_5f_espacement_5f_-0_2c_1pt">Complète en t’aidant des renseignements fournis et indique si le triangle est constructible</text:span><text:span text:style-name="_5f_Caractères_5f_espacement_5f_-0_2c_1pt"><text:span text:style-name="T12">.</text:span></text:span></text:h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list xml:id="list132136269811539"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><draw:g text:anchor-type="paragraph" draw:z-index="25" draw:name="Forme 2" draw:style-name="gr21"><draw:frame draw:style-name="gr22" draw:text-style-name="P53" svg:width="1.138cm" svg:height="0.433cm" svg:x="1.129cm" svg:y="2.737cm"><draw:text-box><text:p text:style-name="P47"><text:span text:style-name="T19">5 cm</text:span></text:p></draw:text-box></draw:frame><draw:frame draw:style-name="gr23" draw:text-style-name="P53" svg:width="1.138cm" svg:height="0.431cm" draw:transform="rotate (0.32026791774096) translate (1.62277777777778cm 1.78505555555556cm)"><draw:text-box><text:p text:style-name="P47"><text:span text:style-name="T19">11 cm</text:span></text:p></draw:text-box></draw:frame><draw:frame draw:style-name="gr24" draw:text-style-name="P53" svg:width="1.161cm" svg:height="0.422cm" draw:transform="rotate (0.84020150191007) translate (3.01977777777778cm 2.492375cm)"><draw:text-box><text:p text:style-name="P47"><text:span text:style-name="T19">5 cm</text:span></text:p></draw:text-box></draw:frame><draw:frame draw:style-name="gr25" draw:text-style-name="P50" svg:width="0.309cm" svg:height="0.415cm" svg:x="3.967cm" svg:y="1.111cm"><draw:text-box><text:p text:style-name="P47"><text:span text:style-name="T17">M</text:span></text:p></draw:text-box></draw:frame><draw:frame draw:style-name="gr26" draw:text-style-name="P50" svg:width="0.209cm" svg:height="0.415cm" svg:x="0cm" svg:y="2.522cm"><draw:text-box><text:p text:style-name="P47"><text:span text:style-name="T17">N</text:span></text:p></draw:text-box></draw:frame><draw:frame draw:style-name="gr27" draw:text-style-name="P50" svg:width="0.197cm" svg:height="0.415cm" svg:x="2.674cm" svg:y="2.73cm"><draw:text-box><text:p text:style-name="P47"><text:span text:style-name="T17">P</text:span></text:p></draw:text-box></draw:frame><draw:path draw:style-name="gr16" draw:text-style-name="P51" svg:width="3.55cm" svg:height="1.285cm" svg:x="0.344cm" svg:y="1.429cm" svg:viewBox="0 0 3551 1286" svg:d="M0 1286c136-124 312-159 483-185s304-92 455-166c161-76 251-42 394-152s427-180 598-222 321-122 483-171 339-53 499-131 328-127 482-222l157-37"><text:p/></draw:path><draw:path draw:style-name="gr16" draw:text-style-name="P51" svg:width="2.331cm" svg:height="0.055cm" svg:x="0.36cm" svg:y="2.676cm" svg:viewBox="0 0 2332 56" svg:d="M0 34c166-34 339 0 508-2s393-32 559 0c155 61 249-14 415 0s314-21 479-14l163-18 160 18 48 14"><text:p/></draw:path><draw:path draw:style-name="gr16" draw:text-style-name="P51" svg:width="1.2cm" svg:height="1.281cm" svg:x="2.693cm" svg:y="1.429cm" svg:viewBox="0 0 1201 1282" svg:d="M0 1282c206-173 314-208 413-391 107-198 328-325 471-482l144-171 129-166 44-72"><text:p/></draw:path></draw:g><text:span text:style-name="_5f_Caractères"/></text:h>
                  </text:list-item>
                </text:list>
              </text:list-item>
            </text:list>
          </table:table-cell>
          <table:table-cell table:style-name="Tableau1.B1" office:value-type="string">
            <text:p text:style-name="_5f_Paragraphe_5f_Réponse_5f_Elève"><text:span text:style-name="_5f_Caractères">Dans</text:span> <text:span text:style-name="_5f_pointillés_20_gris"><text:span text:style-name="T12">................................</text:span></text:span><text:span text:style-name="_5f_pointillés_20_gris"><text:span text:style-name="T8">,</text:span></text:span></text:p>
            <text:p text:style-name="_5f_Paragraphe_5f_Réponse_5f_Elève"><text:span text:style-name="T12">o</text:span>n a : NM = <text:span text:style-name="_5f_pointillés_20_gris"><text:span text:style-name="T12">........</text:span></text:span> qui est <text:line-break/><text:span text:style-name="_5f_pointillés_20_gris"><text:span text:style-name="T12">..........................................</text:span></text:span></text:p>
            <text:p text:style-name="_5f_Paragraphe_5f_Réponse_5f_Elève">De plus : <text:line-break/>NP + PM = <text:span text:style-name="_5f_pointillés_20_gris"><text:span text:style-name="T12">........................</text:span></text:span></text:p>
            <text:p text:style-name="_5f_Paragraphe_5f_Réponse_5f_Elève">Comme : <text:line-break/>NM <text:span text:style-name="_5f_pointillés_20_gris">....</text:span><text:span text:style-name="_5f_pointillés_20_gris"><text:span text:style-name="T12">..</text:span></text:span><text:span text:style-name="_5f_pointillés_20_gris">.</text:span> NP + PM <text:line-break/>donc, d’après <text:span text:style-name="_5f_pointillés_20_gris"><text:span text:style-name="T12">....................</text:span></text:span><text:line-break/><text:span text:style-name="_5f_pointillés_20_gris"><text:span text:style-name="T12">..........................................</text:span></text:span></text:p>
            <text:p text:style-name="_5f_Paragraphe_5f_Réponse_5f_Elève">le triangle NMP <text:span text:style-name="_5f_pointillés_20_gris"><text:span text:style-name="T12">.................</text:span></text:span></text:p>
            <text:p text:style-name="_5f_Paragraphe_5f_Réponse_5f_Elève"><text:span text:style-name="_5f_pointillés_20_gris">..........................................</text:span></text:p>
            <text:h text:style-name="_5f_Paragraphe_5f_2pt" text:outline-level="1"><text:span text:style-name="_5f_Caractères_5f_2pt"/></text:h>
          </table:table-cell>
        </table:table-row>
        <table:table-row table:style-name="Tableau1.1">
          <table:table-cell table:style-name="Tableau1.A1" office:value-type="string">
            <text:list xml:id="list132136440764123"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><draw:g text:anchor-type="paragraph" draw:z-index="26" draw:name="Forme 3" draw:style-name="gr9"><draw:frame draw:style-name="gr17" draw:text-style-name="P52" svg:width="1.482cm" svg:height="0.414cm" svg:x="1.621cm" svg:y="2.027cm"><draw:text-box><text:p text:style-name="P47"><text:span text:style-name="T18">15 cm</text:span></text:p></draw:text-box></draw:frame><draw:frame draw:style-name="gr17" draw:text-style-name="P52" svg:width="1.239cm" svg:height="0.414cm" draw:transform="rotate (0.357792496658838) translate (0.837847222222222cm 1.45168055555556cm)"><draw:text-box><text:p text:style-name="P47"><text:span text:style-name="T18">9 cm</text:span></text:p></draw:text-box></draw:frame><draw:frame draw:style-name="gr17" draw:text-style-name="P52" svg:width="1.333cm" svg:height="0.414cm" draw:transform="rotate (-0.324631240870946) translate (2.82222222222222cm 1.23648611111111cm)"><draw:text-box><text:p text:style-name="P47"><text:span text:style-name="T18">8 cm</text:span></text:p></draw:text-box></draw:frame><draw:frame draw:style-name="gr18" draw:text-style-name="P50" svg:width="0.246cm" svg:height="0.414cm" svg:x="1.949cm" svg:y="0.947cm"><draw:text-box><text:p text:style-name="P47"><text:span text:style-name="T17">U</text:span></text:p></draw:text-box></draw:frame><draw:frame draw:style-name="gr19" draw:text-style-name="P50" svg:width="0.225cm" svg:height="0.414cm" svg:x="0.044cm" svg:y="1.81cm"><draw:text-box><text:p text:style-name="P47"><text:span text:style-name="T17">V</text:span></text:p></draw:text-box></draw:frame><draw:frame draw:style-name="gr20" draw:text-style-name="P50" svg:width="0.327cm" svg:height="0.414cm" svg:x="4.018cm" svg:y="1.81cm"><draw:text-box><text:p text:style-name="P47"><text:span text:style-name="T17">W</text:span></text:p></draw:text-box></draw:frame><draw:path draw:style-name="gr16" draw:text-style-name="P51" svg:width="1.676cm" svg:height="0.666cm" svg:x="0.42cm" svg:y="1.316cm" svg:viewBox="0 0 1677 667" svg:d="M0 667c169-80 323-208 506-237 177-21 372-60 519-148 173-107 340-106 501-217l151-65"><text:p/></draw:path><draw:path draw:style-name="gr16" draw:text-style-name="P51" svg:width="1.758cm" svg:height="0.669cm" svg:x="2.075cm" svg:y="1.316cm" svg:viewBox="0 0 1759 670" svg:d="M0 0c159 79 349 125 519 180s342 108 504 183c173 82 356 104 510 219l166 49 60 39"><text:p/></draw:path><draw:path draw:style-name="gr16" draw:text-style-name="P51" svg:width="3.398cm" svg:height="0.053cm" svg:x="0.454cm" svg:y="1.951cm" svg:viewBox="0 0 3399 54" svg:d="M0 21c166 0 335 5 504 0s343-21 507 2c173 39 338-23 504 12s339 9 506 18c175 7 350-37 524-32s335-21 505 0h169 171l9-21"><text:p/></draw:path></draw:g></text:h>
                  </text:list-item>
                </text:list>
              </text:list-item>
            </text:list>
          </table:table-cell>
          <table:table-cell table:style-name="Tableau1.B1" office:value-type="string"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donc le triangle UVW <text:span text:style-name="_5f_pointillés_20_gris"><text:span text:style-name="T12">........</text:span></text:span></text:p>
            <text:p text:style-name="_5f_Paragraphe_5f_Réponse_5f_Elève"><text:span text:style-name="_5f_pointillés_20_gris">..........................................</text:span></text:p>
            <text:h text:style-name="P30" text:outline-level="1"><text:span text:style-name="_5f_Caractères_5f_2pt"/></text:h>
          </table:table-cell>
        </table:table-row>
        <table:table-row table:style-name="Tableau1.1">
          <table:table-cell table:style-name="Tableau1.A1" office:value-type="string">
            <text:list xml:id="list132136572433241" text:continue-numbering="true" text:style-name="_5f_Numérotation_20_des_20_exercices">
              <text:list-item>
                <text:list>
                  <text:list-item>
                    <text:h text:style-name="P35" text:outline-level="2"><draw:g text:anchor-type="paragraph" draw:z-index="27" draw:name="Forme 4" draw:style-name="gr9"><draw:frame draw:style-name="gr10" draw:text-style-name="P48" svg:width="1.43cm" svg:height="1.027cm" draw:transform="rotate (-1.16186568305263) translate (2.61584722222222cm 0.903111111111111cm)"><draw:text-box><text:p text:style-name="P47"><text:span text:style-name="T16">2,6 cm</text:span></text:p></draw:text-box></draw:frame><draw:line draw:style-name="gr11" draw:text-style-name="P49" svg:x1="1.7cm" svg:y1="1.66cm" svg:x2="1.853cm" svg:y2="1.849cm"><text:p/></draw:line><draw:line draw:style-name="gr11" draw:text-style-name="P49" svg:x1="1.746cm" svg:y1="1.593cm" svg:x2="1.903cm" svg:y2="1.785cm"><text:p/></draw:line><draw:line draw:style-name="gr11" draw:text-style-name="P49" svg:x1="2.527cm" svg:y1="1.621cm" svg:x2="2.411cm" svg:y2="1.812cm"><text:p/></draw:line><draw:line draw:style-name="gr11" draw:text-style-name="P49" svg:x1="2.562cm" svg:y1="1.718cm" svg:x2="2.447cm" svg:y2="1.907cm"><text:p/></draw:line><draw:frame draw:style-name="gr12" draw:text-style-name="P48" svg:width="1.285cm" svg:height="0.415cm" draw:transform="rotate (-0.00418879020478726) translate (1.58397222222222cm 2.45886111111111cm)"><draw:text-box><text:p text:style-name="P47"><text:span text:style-name="T16">5,4 cm</text:span></text:p></draw:text-box></draw:frame><draw:frame draw:style-name="gr13" draw:text-style-name="P50" svg:width="0.47cm" svg:height="0.415cm" svg:x="2.013cm" svg:y="0.429cm"><draw:text-box><text:p text:style-name="P47"><text:span text:style-name="T17">N</text:span></text:p></draw:text-box></draw:frame><draw:frame draw:style-name="gr14" draw:text-style-name="P50" svg:width="0.429cm" svg:height="0.415cm" svg:x="1.099cm" svg:y="2.258cm"><draw:text-box><text:p text:style-name="P47"><text:span text:style-name="T17">G</text:span></text:p></draw:text-box></draw:frame><draw:frame draw:style-name="gr15" draw:text-style-name="P50" svg:width="0.449cm" svg:height="0.415cm" svg:x="2.842cm" svg:y="2.232cm"><draw:text-box><text:p text:style-name="P47"><text:span text:style-name="T17">O</text:span></text:p></draw:text-box></draw:frame><draw:path draw:style-name="gr16" draw:text-style-name="P51" svg:width="0.592cm" svg:height="1.565cm" svg:x="1.528cm" svg:y="0.875cm" svg:viewBox="0 0 593 1566" svg:d="M0 1566c30-195 185-344 228-529s111-361 194-529l54-176 53-177 64-155"><text:p/></draw:path><draw:path draw:style-name="gr16" draw:text-style-name="P51" svg:width="1.216cm" svg:height="0.043cm" svg:x="1.507cm" svg:y="2.39cm" svg:viewBox="0 0 1217 44" svg:d="M0 44c183-16 356-44 543-44 182 14 365 0 547 0l127 11"><text:p/></draw:path><draw:path draw:style-name="gr16" draw:text-style-name="P51" svg:width="0.581cm" svg:height="1.551cm" svg:x="2.127cm" svg:y="0.868cm" svg:viewBox="0 0 582 1552" svg:d="M0 0c56 185 168 347 229 529s141 351 212 529l72 178 34 175 35 141"><text:p/></draw:path></draw:g></text:h>
                  </text:list-item>
                </text:list>
              </text:list-item>
            </text:list>
          </table:table-cell>
          <table:table-cell table:style-name="Tableau1.B1" office:value-type="string"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<text:span text:style-name="T12">..........................................</text:span></text:span></text:p>
            <text:p text:style-name="P33"><text:span text:style-name="_5f_pointillés_20_gris">.........................................</text:span><text:span text:style-name="_5f_pointillés_20_gris"><text:span text:style-name="T12">.</text:span></text:span></text:p>
            <text:p text:style-name="P33"><text:span text:style-name="_5f_pointillés_20_gris">..........................................</text:span></text:p>
            <text:p text:style-name="P33"><text:span text:style-name="_5f_pointillés_20_gris">..........................................</text:span></text:p>
            <text:p text:style-name="P33"><text:span text:style-name="_5f_pointillés_20_gris">.........................................</text:span><text:span text:style-name="_5f_pointillés_20_gris"><text:span text:style-name="T12">.</text:span></text:span></text:p>
            <text:p text:style-name="P33"><text:span text:style-name="_5f_pointillés_20_gris">..........................................</text:span></text:p>
            <text:p text:style-name="P33"><text:span text:style-name="_5f_pointillés_20_gris"><text:span text:style-name="T8">donc </text:span></text:span><text:span text:style-name="_5f_pointillés_20_gris"><text:span text:style-name="T12">......................................................................................................................</text:span></text:span></text:p>
            <text:p text:style-name="_5f_Paragraphe_5f_Réponse_5f_Elève"><text:span text:style-name="_5f_pointillés_20_gris">..........................................</text:span></text:p>
            <text:h text:style-name="P30" text:outline-level="1"><text:span text:style-name="_5f_Caractères_5f_2pt"/></text:h>
          </table:table-cell>
        </table:table-row>
        <table:table-row table:style-name="Tableau1.1">
          <table:table-cell table:style-name="Tableau1.A1" office:value-type="string">
            <text:list xml:id="list132136667321540" text:continue-numbering="true" text:style-name="_5f_Numérotation_20_des_20_exercices">
              <text:list-item>
                <text:list>
                  <text:list-item>
                    <text:h text:style-name="P35" text:outline-level="2"/>
                  </text:list-item>
                </text:list>
              </text:list-item>
            </text:list>
            <text:h text:style-name="_5f_Paragraphe" text:outline-level="1">GH = 6 cm</text:h>
            <text:h text:style-name="_5f_Paragraphe" text:outline-level="1">GI = 5 cm</text:h>
            <text:h text:style-name="_5f_Paragraphe" text:outline-level="1">HI = 8 cm</text:h>
          </table:table-cell>
          <table:table-cell table:style-name="Tableau1.B1" office:value-type="string">
            <text:p text:style-name="P33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span text:style-name="T7">donc</text:span></text:span><text:span text:style-name="_5f_pointillés_20_gris"> <text:tab/></text:span></text:p>
            <text:p text:style-name="_5f_Paragraphe_5f_Réponse_5f_Elève"><text:span text:style-name="_5f_pointillés_20_gris"><text:tab/></text:span></text:p>
            <text:h text:style-name="P30" text:outline-level="1"><text:span text:style-name="_5f_Caractères_5f_2pt"/></text:h>
          </table:table-cell>
        </table:table-row>
        <table:table-row table:style-name="Tableau1.1">
          <table:table-cell table:style-name="Tableau1.A1" office:value-type="string">
            <text:list xml:id="list132137078946314" text:continue-numbering="true" text:style-name="_5f_Numérotation_20_des_20_exercices">
              <text:list-item>
                <text:list>
                  <text:list-item>
                    <text:h text:style-name="P35" text:outline-level="2"/>
                  </text:list-item>
                </text:list>
              </text:list-item>
            </text:list>
            <text:h text:style-name="_5f_Paragraphe" text:outline-level="1">SN = 5,01 cm</text:h>
            <text:h text:style-name="_5f_Paragraphe" text:outline-level="1">SV = 4,9 cm</text:h>
            <text:h text:style-name="_5f_Paragraphe" text:outline-level="1">NV = 1,1 mm</text:h>
          </table:table-cell>
          <table:table-cell table:style-name="Tableau1.B1" office:value-type="string"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donc<text:span text:style-name="T12"> </text:span><text:span text:style-name="_5f_pointillés_20_gris"><text:tab/></text:span></text:p>
            <text:p text:style-name="_5f_Paragraphe_5f_Réponse_5f_Elève"><text:span text:style-name="_5f_pointillés_20_gris"><text:tab/></text:span></text:p>
          </table:table-cell>
        </table:table-row>
      </table:table>
      <text:list xml:id="list132138142688245" text:continue-numbering="true" text:style-name="_5f_Numérotation_20_des_20_exercices">
        <text:list-item>
          <text:h text:style-name="P39" text:outline-level="1"><text:span text:style-name="_5f_Caractères"><text:span text:style-name="T9"><text:s/></text:span></text:span><text:span text:style-name="_5f_Caractères_5f_espacement_5f_-0_2c_3pt"><text:span text:style-name="T9">Dans un verger, un pommier et un cerisier sont distants de 12 m. Pierre souhaite planter un groseillier, à 6 m du pommier et à 8 m du cerisier. En effectuant une figure à main levée et en justifiant, indique si c'est possible.</text:span></text:span></text:h>
          <text:p text:style-name="P31"><text:span text:style-name="_5f_pointillés_20_gris"/></text:p>
          <text:p text:style-name="P31"><text:span text:style-name="_5f_pointillés_20_gris"/></text:p>
          <text:p text:style-name="P31"><text:span text:style-name="_5f_pointillés_20_gris"/></text:p>
          <text:p text:style-name="P31"><text:span text:style-name="_5f_pointillés_20_gris"/></text:p>
          <text:p text:style-name="P31"><text:span text:style-name="_5f_pointillés_20_gris"/></text:p>
        </text:list-item>
      </text:list>
      <text:p text:style-name="P34"><text:span text:style-name="_5f_pointillés_20_gris"><text:span text:style-name="T10"><text:tab/></text:span></text:span></text:p>
      <text:p text:style-name="P34"><text:span text:style-name="_5f_pointillés_20_gris"><text:span text:style-name="T10"><text:tab/></text:span></text:span></text:p>
      <text:p text:style-name="P34"><text:span text:style-name="_5f_pointillés_20_gris"><text:span text:style-name="T10"><text:tab/></text:span></text:span></text:p>
      <text:p text:style-name="P34"><text:span text:style-name="_5f_pointillés_20_gris"><text:span text:style-name="T10"><text:tab/></text:span></text:span></text:p>
      <text:list xml:id="list132137784060027" text:continue-numbering="true" text:style-name="_5f_Numérotation_20_des_20_exercices">
        <text:list-header>
          <text:h text:style-name="P39" text:outline-level="1"><text:span text:style-name="_5f_pointillés_20_gris"/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propriétés" style:display-name="_Numérotation des propriétés">
      <text:list-level-style-number text:level="1" text:style-name="_5f_Caractères" loext:num-list-format="Propriété %1%." style:num-prefix="Propriété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définitions" style:display-name="_Numérotation des définitions">
      <text:list-level-style-number text:level="1" text:style-name="_5f_Caractères" loext:num-list-format="Définition %1%." style:num-prefix="Définition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mples" style:display-name="_Numérotation des exemples">
      <text:list-level-style-number text:level="1" text:style-name="_5f_Caractères" loext:num-list-format="Exemple  %1%." style:num-prefix="Exemple 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1er_20_niveau" style:display-name="_Num question lycée 1er niveau">
      <text:list-level-style-number text:level="1" text:style-name="Character_5f_20_5f_style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space" fo:text-indent="0.501cm" fo:margin-left="0.499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_5f_Num_20_Exercice_20_lycee" style:display-name="_Num Exercice lycee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2ème_20_niveau" style:display-name="_Num question lycée 2ème niveau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fo:font-variant="small-caps" fo:color="#1ca2b8" loext:opacity="100%" style:font-name="Bitstream Vera Sans3" fo:font-size="16pt" fo:font-style="normal" fo:text-shadow="none" fo:font-weight="bold" officeooo:rsid="00fc60e2" officeooo:paragraph-rsid="00fc60e2"/>
    </style:style>
    <style:style style:name="MP23" style:family="paragraph" style:parent-style-name="_5f_Header_20_G_20_page_20_paire_20__28_G_29_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0ff1fa1" officeooo:paragraph-rsid="00ff1fa1"/>
    </style:style>
    <style:style style:name="MP24" style:family="paragraph">
      <loext:graphic-properties draw:fill="solid" draw:fill-color="#1ca2b8"/>
    </style:style>
    <style:style style:name="MP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/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8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1ca2b8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55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3" draw:name="Ligne_Entete_Impair_Mesures_2col" draw:style-name="Mgr3" draw:text-style-name="MP3" svg:x1="16.023cm" svg:y1="0.36cm" svg:x2="20.496cm" svg:y2="0.36cm"><text:p/></draw:line><draw:line text:anchor-type="paragraph" draw:z-index="16" draw:name="Ligne_Verticale_Impair_Mesures_2col" draw:style-name="Mgr3" draw:text-style-name="MP3" svg:x1="9.477cm" svg:y1="1.979cm" svg:x2="9.477cm" svg:y2="27.016cm"><text:p/></draw:line><draw:g text:anchor-type="paragraph" draw:z-index="7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56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4" draw:name="Ligne_Entete_Pair_Mesures_2col" draw:style-name="Mgr3" draw:text-style-name="MP3" svg:x1="16.023cm" svg:y1="0.36cm" svg:x2="20.496cm" svg:y2="0.36cm"><text:p/></draw:line><draw:line text:anchor-type="paragraph" draw:z-index="17" draw:name="Ligne_Verticale_Pair_Mesures_2col" draw:style-name="Mgr3" draw:text-style-name="MP3" svg:x1="9.502cm" svg:y1="2.046cm" svg:x2="9.502cm" svg:y2="27.083cm"><text:p/></draw:line><draw:g text:anchor-type="paragraph" draw:z-index="8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53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1" draw:name="Ligne_Entete_Impair_Mesures_1col" draw:style-name="Mgr3" draw:text-style-name="MP3" svg:x1="16.023cm" svg:y1="0.36cm" svg:x2="20.496cm" svg:y2="0.36cm"><text:p/></draw:line><draw:g text:anchor-type="paragraph" draw:z-index="5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54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2" draw:name="Ligne_Entete_Pair_Mesures_1col" draw:style-name="Mgr3" draw:text-style-name="MP3" svg:x1="16.023cm" svg:y1="0.36cm" svg:x2="20.496cm" svg:y2="0.36cm"><text:p/></draw:line><draw:g text:anchor-type="paragraph" draw:z-index="6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45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Impair_Donnees_2col" draw:style-name="Mgr7" draw:text-style-name="MP3" svg:x1="16.023cm" svg:y1="0.36cm" svg:x2="20.496cm" svg:y2="0.36cm"><text:p/></draw:line><draw:line text:anchor-type="paragraph" draw:z-index="14" draw:name="Ligne_Verticale_Impair_Donnees_2col" draw:style-name="Mgr7" draw:text-style-name="MP3" svg:x1="9.477cm" svg:y1="2.007cm" svg:x2="9.477cm" svg:y2="27.044cm"><text:p/></draw:line><draw:g text:anchor-type="paragraph" draw:z-index="1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28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Pair_Donnees_2col" draw:style-name="Mgr7" draw:text-style-name="MP3" svg:x1="16.023cm" svg:y1="0.36cm" svg:x2="20.496cm" svg:y2="0.36cm"><text:p/></draw:line><draw:line text:anchor-type="paragraph" draw:z-index="15" draw:name="Ligne_Verticale_Pair_Donnees_2col" draw:style-name="Mgr7" draw:text-style-name="MP3" svg:x1="9.533cm" svg:y1="1.949cm" svg:x2="9.533cm" svg:y2="26.986cm"><text:p/></draw:line><draw:g text:anchor-type="paragraph" draw:z-index="4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41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Impair_Donnees_1col" draw:style-name="Mgr7" draw:text-style-name="MP3" svg:x1="16.023cm" svg:y1="0.36cm" svg:x2="20.496cm" svg:y2="0.36cm"><text:p/></draw:line><draw:g text:anchor-type="paragraph" draw:z-index="2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42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9" draw:name="Ligne_Entete_Pair_Donnees_1col" draw:style-name="Mgr7" draw:text-style-name="MP3" svg:x1="16.023cm" svg:y1="0.36cm" svg:x2="20.496cm" svg:y2="0.36cm"><text:p/></draw:line><draw:g text:anchor-type="paragraph" draw:z-index="3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line text:anchor-type="paragraph" draw:z-index="37" draw:name="Ligne_Entete_Impair_Geometrie_2col" draw:style-name="Mgr9" draw:text-style-name="MP3" svg:x1="68.971cm" svg:y1="0.36cm" svg:x2="61.298cm" svg:y2="0.36cm"><text:p/></draw:line><draw:line text:anchor-type="paragraph" draw:z-index="38" draw:name="Ligne_Verticale_Impair_Geometrie_2col" draw:style-name="Mgr9" draw:text-style-name="MP3" svg:x1="9.477cm" svg:y1="1.949cm" svg:x2="9.477cm" svg:y2="26.986cm"><text:p/></draw:line>inégalité triangulaire</text:p>
      </style:header>
      <style:header-left>
        <text:p text:style-name="MP23"><draw:path text:anchor-type="paragraph" draw:z-index="0" draw:name="Fond_Num_Serie_Pair_Geometrie_2col" draw:style-name="Mgr10" draw:text-style-name="MP24" svg:width="4.329cm" svg:height="2.24cm" svg:x="-1.499cm" svg:y="-1cm" svg:viewBox="0 0 4330 2241" svg:d="M0 2241l3984-288c209-15 363-168 345-342l-170-1611h-4159z"><text:p/></draw:path><draw:frame text:anchor-type="paragraph" draw:z-index="4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39" draw:name="Ligne_Entete_Pair_Geometrie_2col" draw:style-name="Mgr9" draw:text-style-name="MP3" svg:x1="87.599cm" svg:y1="0.36cm" svg:x2="80.074cm" svg:y2="0.36cm"><text:p/></draw:line><draw:line text:anchor-type="paragraph" draw:z-index="48" draw:name="Ligne_Verticale_Pair_Geometrie_2col" draw:style-name="Mgr9" draw:text-style-name="MP3" svg:x1="9.477cm" svg:y1="2.028cm" svg:x2="9.477cm" svg:y2="27.065cm"><text:p/></draw:line><draw:g text:anchor-type="paragraph" draw:z-index="11" draw:name="Fond_Num_Page_Pair_Geometrie_2col" draw:style-name="Mgr4"><draw:path draw:style-name="Mgr11" draw:text-style-name="MP25" svg:width="0.855cm" svg:height="1.172cm" svg:x="-0.272cm" svg:y="27.525cm" svg:viewBox="0 0 856 1173" svg:d="M856 1173h-856v-991c0-100 79-182 175-182h505c97 0 176 82 176 182z"><text:p/></draw:path></draw:g>Utiliser l'inégalité triangulaire</text:p>
      </style:header-left>
      <style:footer>
        <text:h text:style-name="MP26" text:outline-level="1"><draw:frame draw:style-name="Mfr1" draw:name="Cadre_Pied_Impair_Geometrie_2col" text:anchor-type="paragraph" svg:x="12.587cm" svg:y="-0.088cm" draw:z-index="24"><draw:text-box fo:min-height="0.499cm" fo:min-width="5.126cm"><text:h text:style-name="MP7" text:outline-level="1"/></draw:text-box></draw:frame><text:s text:c="4"/></text:h>
      </style:footer>
      <style:footer-left>
        <text:h text:style-name="MP27" text:outline-level="1"><draw:frame draw:style-name="Mfr1" draw:name="Cadre_Pied_Pair_Geometrie_2col" text:anchor-type="paragraph" svg:x="1.231cm" svg:y="-0.021cm" draw:z-index="0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31" draw:name="Fond_Num_Serie_Impair_Geometrie_1col" draw:style-name="Mgr12" draw:text-style-name="MP24" svg:width="4.329cm" svg:height="2.24cm" svg:x="-1.499cm" svg:y="-1cm" svg:viewBox="0 0 4330 2241" svg:d="M0 2241l3984-288c209-15 363-168 345-342l-170-1611h-4159z"><text:p/></draw:path><draw:frame text:anchor-type="paragraph" draw:z-index="33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4" draw:name="Ligne_Entete_Impair_Geometrie_1col" draw:style-name="Mgr9" draw:text-style-name="MP3" svg:x1="16.023cm" svg:y1="0.36cm" svg:x2="20.496cm" svg:y2="0.36cm"><text:p/></draw:line><draw:g text:anchor-type="paragraph" draw:z-index="12" draw:name="Fond_Num_Page_Impair_Geometrie_1col" draw:style-name="Mgr4"><draw:path draw:style-name="Mgr11" draw:text-style-name="MP25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29"><draw:path text:anchor-type="paragraph" draw:z-index="35" draw:name="Fond_Num_Serie_Pair_Geometrie_1col" draw:style-name="Mgr12" draw:text-style-name="MP24" svg:width="4.329cm" svg:height="2.24cm" svg:x="-1.499cm" svg:y="-1cm" svg:viewBox="0 0 4330 2241" svg:d="M0 2241l3984-288c209-15 363-168 345-342l-170-1611h-4159z"><text:p/></draw:path><draw:frame text:anchor-type="paragraph" draw:z-index="32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0" draw:name="Ligne_Entete_Pair_Geometrie_1col" draw:style-name="Mgr9" draw:text-style-name="MP3" svg:x1="16.023cm" svg:y1="0.36cm" svg:x2="20.496cm" svg:y2="0.36cm"><text:p/></draw:line><draw:g text:anchor-type="paragraph" draw:z-index="10" draw:name="Fond_Num_Page_Pair_Geometrie_1col" draw:style-name="Mgr4"><draw:path draw:style-name="Mgr11" draw:text-style-name="MP25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18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1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Impair_Numerique_2col" draw:style-name="Mgr14" draw:text-style-name="MP3" svg:x1="16.023cm" svg:y1="0.36cm" svg:x2="20.496cm" svg:y2="0.36cm"><text:p/></draw:line><draw:line text:anchor-type="paragraph" draw:z-index="21" draw:name="Ligne_Verticale_Impair_Numerique_2col" draw:style-name="Mgr14" draw:text-style-name="MP3" svg:x1="9.477cm" svg:y1="2.007cm" svg:x2="9.477cm" svg:y2="27.044cm"><text:p/></draw:line><draw:g text:anchor-type="paragraph" draw:z-index="13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22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3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Pair_Numerique_2col" draw:style-name="Mgr14" draw:text-style-name="MP3" svg:x1="16.023cm" svg:y1="0.36cm" svg:x2="20.496cm" svg:y2="0.36cm"><text:p/></draw:line><draw:line text:anchor-type="paragraph" draw:z-index="36" draw:name="Ligne_Verticale_Pair_Numerique_2col" draw:style-name="Mgr14" draw:text-style-name="MP3" svg:x1="9.477cm" svg:y1="2.007cm" svg:x2="9.477cm" svg:y2="27.044cm"><text:p/></draw:line><draw:g text:anchor-type="paragraph" draw:z-index="9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53:10.295000000</meta:creation-date>
    <meta:initial-creator>M. KHARROUBI</meta:initial-creator>
    <meta:editing-duration>PT1H13M56S</meta:editing-duration>
    <meta:editing-cycles>12</meta:editing-cycles>
    <meta:generator>LibreOffice/7.4.3.2$Windows_X86_64 LibreOffice_project/1048a8393ae2eeec98dff31b5c133c5f1d08b890</meta:generator>
    <dc:date>2024-10-06T13:21:35.690000000</dc:date>
    <meta:document-statistic meta:table-count="1" meta:image-count="0" meta:object-count="0" meta:page-count="1" meta:paragraph-count="101" meta:word-count="216" meta:character-count="2040" meta:non-whitespace-character-count="1847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